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bold" officeooo:rsid="00117d87" officeooo:paragraph-rsid="00117d87" fo:background-color="transparent" style:font-weight-asian="bold" style:font-weight-complex="bold" loext:padding="0cm" loext:border="none"/>
    </style:style>
    <style:style style:name="P4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normal" officeooo:rsid="001f5b30" officeooo:paragraph-rsid="00117d87" fo:background-color="transparent" loext:padding="0cm" loext:border="non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rsid="001f5b30" fo:background-color="transparent" loext:padding="0cm" loext:border="none"/>
    </style:style>
    <style:style style:name="P6" style:family="paragraph" style:parent-style-name="Text_20_body">
      <style:text-properties officeooo:rsid="001f5b30" officeooo:paragraph-rsid="000bc2fe"/>
    </style:style>
    <style:style style:name="P7" style:family="paragraph" style:parent-style-name="Horizontal_20_Line">
      <style:paragraph-properties fo:margin-top="0cm" fo:margin-bottom="0.247cm" style:contextual-spacing="false" fo:line-height="115%"/>
      <style:text-properties officeooo:paragraph-rsid="000bc2fe"/>
    </style:style>
    <style:style style:name="P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paragraph-rsid="000bc2fe"/>
    </style:style>
    <style:style style:name="P9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bold" officeooo:rsid="001f5b30" officeooo:paragraph-rsid="00117d87" fo:background-color="transparent" style:font-weight-asian="bold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rsid="00117d87" fo:background-color="transparent" style:font-weight-asian="bold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rsid="00117d87" officeooo:paragraph-rsid="00117d87" fo:background-color="transparent" style:font-weight-asian="bold" style:font-weight-complex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bold" officeooo:rsid="00117d87" officeooo:paragraph-rsid="00117d87" fo:background-color="transparent" style:font-weight-asian="bold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bold" officeooo:rsid="00141f93" officeooo:paragraph-rsid="00141f93" fo:background-color="transparent" style:font-weight-asian="bold" style:font-weight-complex="bold" loext:padding="0cm" loext:border="none"/>
    </style:style>
    <style:style style:name="P14" style:family="paragraph" style:parent-style-name="Text_20_body">
      <style:paragraph-properties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rsid="00117d87" fo:background-color="transparent" style:font-weight-asian="bold" style:font-weight-complex="bold" loext:padding="0cm" loext:border="none"/>
    </style:style>
    <style:style style:name="P15" style:family="paragraph" style:parent-style-name="Standard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rsid="00117d87" officeooo:paragraph-rsid="00117d87" fo:background-color="transparent" style:font-weight-asian="bold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212529" loext:opacity="100%" style:font-name="system-ui" fo:font-size="36pt" fo:letter-spacing="normal" fo:font-style="normal" fo:font-weight="bold" officeooo:rsid="00141f93" officeooo:paragraph-rsid="00141f93" fo:background-color="transparent" style:font-size-asian="36pt" style:font-weight-asian="bold" style:font-size-complex="36pt" style:font-weight-complex="bold" loext:padding="0cm" loext:border="none"/>
    </style:style>
    <style:style style:name="P17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bold" officeooo:rsid="00117d87" officeooo:paragraph-rsid="00141f93" fo:background-color="transparent" style:font-weight-asian="bold" style:font-weight-complex="bold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paragraph-rsid="00141f93"/>
    </style:style>
    <style:style style:name="P19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bold" officeooo:rsid="001f5b30" officeooo:paragraph-rsid="00141f93" fo:background-color="transparent" style:font-weight-asian="bold" style:font-weight-complex="bold" loext:padding="0cm" loext:border="none"/>
    </style:style>
    <style:style style:name="P20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normal" officeooo:rsid="00117d87" officeooo:paragraph-rsid="00141f93" fo:background-color="transparent" style:font-weight-asian="bold" style:font-weight-complex="bold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rsid="00117d87" officeooo:paragraph-rsid="00141f93" fo:background-color="transparent" style:font-weight-asian="bold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bold" officeooo:rsid="00117d87" officeooo:paragraph-rsid="00141f93" fo:background-color="transparent" style:font-weight-asian="bold" style:font-weight-complex="bold" loext:padding="0cm" loext:border="none"/>
    </style:style>
    <style:style style:name="T1" style:family="text">
      <style:text-properties fo:font-size="10pt" fo:font-weight="bold" officeooo:rsid="001f5b30" style:font-size-asian="10pt" style:font-weight-asian="bold" style:font-size-complex="10pt" style:font-weight-complex="bold"/>
    </style:style>
    <style:style style:name="T2" style:family="text">
      <style:text-properties fo:font-size="10pt" fo:font-weight="normal" officeooo:rsid="001f5b30" style:font-size-asian="10pt" style:font-weight-asian="normal" style:font-size-complex="10pt" style:font-weight-complex="normal"/>
    </style:style>
    <style:style style:name="T3" style:family="text">
      <style:text-properties fo:font-weight="bold" officeooo:rsid="00117d87" style:font-weight-asian="bold" style:font-weight-complex="bold"/>
    </style:style>
    <style:style style:name="T4" style:family="text">
      <style:text-properties fo:font-weight="normal" officeooo:rsid="00117d87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/>ENUNCIADOS + SOLUCIONES </text:span></text:h>
      <text:p text:style-name="P2"><text:span text:style-name="Strong_20_Emphasis"/></text:p>
      <text:p text:style-name="P3">EJERCICIO 1</text:p>
      <text:p text:style-name="P4">Has hecho una compra y sabes el precio del producto y su iva. Haz un script que te calcule el precio total que vas a pagar por tu compra.</text:p>
      <text:p text:style-name="P5">Te recuerdo que para calcular el total debes sumar al precio el resultado de multiplicasr precio por el iva y dividir por 100.</text:p>
      <text:p text:style-name="P5">Precio 200€</text:p>
      <text:p text:style-name="P5">Iva: 21%</text:p>
      <text:p text:style-name="P5">El total son 242 €.  //200 + 21*200/100</text:p>
      <text:p text:style-name="P6"/>
      <text:p text:style-name="P7"><text:span text:style-name="Source_20_Text"><text:span text:style-name="T1"/></text:span></text:p>
      <text:p text:style-name="P8"><text:span text:style-name="Source_20_Text"><text:span text:style-name="T2"/></text:span></text:p>
      <text:p text:style-name="P9"><text:span text:style-name="Strong_20_Emphasis"><text:span text:style-name="T3">EJERCICIO 2</text:span></text:span></text:p>
      <text:p text:style-name="P9"><text:span text:style-name="Strong_20_Emphasis"><text:span text:style-name="T4">En una variable tienes el lado de un cuadrado, debes escribir un programa que te calcule el área y el perímetro del cuadrado.</text:span></text:span></text:p>
      <text:p text:style-name="P10">El area la calculas como lado multiplicado por lado. El perímetro es la suma de los cuatro lados.</text:p>
      <text:p text:style-name="P10">Lado 40</text:p>
      <text:p text:style-name="P10">El area es 1600</text:p>
      <text:p text:style-name="P10">El perímetro es 160</text:p>
      <text:p text:style-name="P10"/>
      <text:p text:style-name="P11">*******************************************************************************************</text:p>
      <text:p text:style-name="P9"><text:span text:style-name="Strong_20_Emphasis"><text:span text:style-name="T3">EJERCICIO 3</text:span></text:span></text:p>
      <text:p text:style-name="P9"><text:span text:style-name="Strong_20_Emphasis"><text:span text:style-name="T4">Un poco de interactividad. En este ejercicio debes escribir un programa que lea el nombre del usuario y salude con un "Hola" seguido del nombre del usuario.</text:span></text:span></text:p>
      <text:p text:style-name="P10">Para leer el nombre usa un prompt con un texto indicativo como <text:span text:style-name="T5">"Escribe tu nombre"</text:span></text:p>
      <text:p text:style-name="P10">Aparecerá el prompt y el usuario escribirá su nombre:</text:p>
      <text:p text:style-name="P10">Usuario escribe juan</text:p>
      <text:p text:style-name="P10">Hola Juan.</text:p>
      <text:p text:style-name="P9"><text:soft-page-break/><text:span text:style-name="Strong_20_Emphasis"><text:span text:style-name="T3"/></text:span></text:p>
      <text:p text:style-name="P9"><text:span text:style-name="Strong_20_Emphasis"><text:span text:style-name="T3">***************************************************************************</text:span></text:span></text:p>
      <text:p text:style-name="P9"><text:span text:style-name="Strong_20_Emphasis"><text:span text:style-name="T3">EJERCICIO 4</text:span></text:span></text:p>
      <text:p text:style-name="P9"><text:span text:style-name="Strong_20_Emphasis"><text:span text:style-name="T4">En este ejercicio vas a pedir al usuario que teclee tres números enteros y el script mostrará como resultado el valor medio de los tres.</text:span></text:span></text:p>
      <text:p text:style-name="P10">Recuerda que la media de tres números se calcula sumando los tres y dividiendo entre 3.</text:p>
      <text:p text:style-name="P10">Si el usuario teclea:</text:p>
      <text:p text:style-name="P10">3<text:line-break/>2<text:line-break/>4</text:p>
      <text:p text:style-name="P10">La media de los números es 3</text:p>
      <text:p text:style-name="P12">***********************************************************************************</text:p>
      <text:p text:style-name="P12">EJERCICIO 5</text:p>
      <text:p text:style-name="P11">Escribe un programa que solicite al usuario ingresar el número de kilómetros recorridos por su coche y el número de litros consumidos . El script debe mostrar el consumo de combustible por kilómetro.</text:p>
      <text:p text:style-name="P10">Un problema matemático muy simple numero de litros dividido por número de kilómetros.</text:p>
      <text:p text:style-name="P10">El usuario teclea</text:p>
      <text:p text:style-name="P10">Num de litros: 20</text:p>
      <text:p text:style-name="P10">Num de kilómetros: 80</text:p>
      <text:p text:style-name="P10">Has consumido 0.25 l/km  //   20/80</text:p>
      <text:p text:style-name="P13">*************************************************************************************</text:p>
      <text:p text:style-name="P12">EJERCICIO 6</text:p>
      <text:p text:style-name="P11">Cambio de unidades. en este ejercicio debes convertir a segundos una medida de tiempo dada en horas y minutos.</text:p>
      <text:p text:style-name="P14">Recuerda una hora son 60 minutos y cada minuto son 60 segundos.</text:p>
      <text:p text:style-name="P10">horas : 2</text:p>
      <text:p text:style-name="P10">minutos 30</text:p>
      <text:p text:style-name="P10">Resultado 2*60*60 + 30*60 = 9000 segundos</text:p>
      <text:p text:style-name="P10"><text:s text:c="10"/></text:p>
      <text:p text:style-name="P12"><text:soft-page-break/>************************************************************************************</text:p>
      <text:p text:style-name="P12">EJERCICIO 7</text:p>
      <text:p text:style-name="P11">En este script debes pedir al usuario un número de dos dígitos y debes devolver el número de unidades y de decenas, o sea, cada dígito del número. Usa solo operationes aritméticas</text:p>
      <text:p text:style-name="P10">Recuerda si divides un número entre 10 el cociente entero es el número de decenas y el resto es el número de unidades</text:p>
      <text:p text:style-name="P10">Si ese teclea el número 45</text:p>
      <text:p text:style-name="P10">Unidades: 5</text:p>
      <text:p text:style-name="P10">Decenas: 4</text:p>
      <text:p text:style-name="P10"/>
      <text:p text:style-name="P11">******************************************************************************</text:p>
      <text:p text:style-name="P12">EJERCICIO 8</text:p>
      <text:p text:style-name="P11">Este ejercicio es todo un clásico si lo haces a la primera y sin tardar mucho, puedes estar seguro: entiendes las variables.</text:p>
      <text:p text:style-name="P10">Teiens que escribir un programa que intercambie el valor de dos variables. Al final la primera variable debe terner el valor de la segunda y la segunda el valor de la primera. No vale usar arrays ni asignación múltiple</text:p>
      <text:p text:style-name="P10">Antes:</text:p>
      <text:p text:style-name="P10"><text:span text:style-name="T6">varUno</text:span> vale 10, <text:span text:style-name="T6">varDos</text:span> vale 30</text:p>
      <text:p text:style-name="P10">Al final</text:p>
      <text:p text:style-name="P10"><text:span text:style-name="T6">varUno</text:span> vale 30, <text:span text:style-name="T6">varDos</text:span> vale 10</text:p>
      <text:p text:style-name="P12"/>
      <text:p text:style-name="P12">**************************************************************************************</text:p>
      <text:p text:style-name="P12">EJERCICIO 9</text:p>
      <text:p text:style-name="P15">Pues seguimos con los números. Escribe un script  que dado un número nos devuelva true si es un número par y false si es un número impar. No usar condiconales.</text:p>
      <text:p text:style-name="P10">numero: 50</text:p>
      <text:p text:style-name="P10">¿Es par? : true</text:p>
      <text:p text:style-name="P12"/>
      <text:p text:style-name="P12"/>
      <text:p text:style-name="P12"><text:s text:c="6"/>**********************************************************************************</text:p>
      <text:p text:style-name="P12"><text:soft-page-break/></text:p>
      <text:p text:style-name="P12"/>
      <text:p text:style-name="P16">SOLUCIONES</text:p>
      <text:p text:style-name="P17">EJERCICIO 1</text:p>
      <text:p text:style-name="P18"><text:span text:style-name="Source_20_Text"><text:span text:style-name="T2"><text:s text:c="16"/></text:span></text:span></text:p>
      <text:p text:style-name="P18"><text:span text:style-name="Source_20_Text"><text:span text:style-name="T2"><text:s text:c="12"/></text:span></text:span><text:span text:style-name="Source_20_Text"><text:span text:style-name="T1">&lt;script&gt; </text:span></text:span></text:p>
      <text:p text:style-name="P18"><text:span text:style-name="Source_20_Text"><text:span text:style-name="T1"><text:s text:c="12"/>let precio=350;</text:span></text:span></text:p>
      <text:p text:style-name="P18"><text:span text:style-name="Source_20_Text"><text:span text:style-name="T1"><text:s text:c="12"/>let iva = 21;</text:span></text:span></text:p>
      <text:p text:style-name="P18"><text:span text:style-name="Source_20_Text"><text:span text:style-name="T1"><text:s text:c="12"/>let <text:s/>precioTotal = precio + precio*21/100</text:span></text:span></text:p>
      <text:p text:style-name="P18"><text:span text:style-name="Source_20_Text"><text:span text:style-name="T1"><text:s text:c="12"/>console.log("El precio total es: "+precioTotal);</text:span></text:span></text:p>
      <text:p text:style-name="P18"><text:span text:style-name="Source_20_Text"><text:span text:style-name="T1"><text:s text:c="12"/>&lt;/script&gt;</text:span></text:span></text:p>
      <text:p text:style-name="P18"><text:span text:style-name="Source_20_Text"><text:span text:style-name="T2"/></text:span></text:p>
      <text:p text:style-name="P13">*************************************************************************************</text:p>
      <text:p text:style-name="P19"><text:span text:style-name="Strong_20_Emphasis"><text:span text:style-name="T3">EJERCICIO 2</text:span></text:span></text:p>
      <text:p text:style-name="P20"><text:span text:style-name="Strong_20_Emphasis"><text:span text:style-name="T4"/></text:span></text:p>
      <text:p text:style-name="P21"><text:s text:c="11"/><text:span text:style-name="T6"><text:s/>&lt;script&gt; </text:span></text:p>
      <text:p text:style-name="P22"><text:s text:c="12"/>let lado = 40;</text:p>
      <text:p text:style-name="P22"><text:s text:c="12"/>let area = 40*40;</text:p>
      <text:p text:style-name="P22"><text:s text:c="12"/>let perimetro = 40*4;</text:p>
      <text:p text:style-name="P22"><text:s text:c="12"/>console.log("El area es "+ area);</text:p>
      <text:p text:style-name="P22"><text:s text:c="12"/>console.log("El perímetro es "+perimetro);</text:p>
      <text:p text:style-name="P22"><text:s text:c="12"/>&lt;/script&gt;</text:p>
      <text:p text:style-name="P21">*******************************************************************************************</text:p>
      <text:p text:style-name="P19"><text:span text:style-name="Strong_20_Emphasis"><text:span text:style-name="T3">EJERCICIO 3</text:span></text:span></text:p>
      <text:p text:style-name="P19"><text:span text:style-name="Strong_20_Emphasis"><text:span text:style-name="T3"/></text:span></text:p>
      <text:p text:style-name="P19"><text:span text:style-name="Strong_20_Emphasis"><text:span text:style-name="T3"><text:s text:c="16"/></text:span></text:span></text:p>
      <text:p text:style-name="P19"><text:span text:style-name="Strong_20_Emphasis"><text:span text:style-name="T3"><text:s text:c="12"/>let nombre = prompt("escribe tu nombre");</text:span></text:span></text:p>
      <text:p text:style-name="P19"><text:span text:style-name="Strong_20_Emphasis"><text:span text:style-name="T3"><text:s text:c="12"/>let saludo = "Hola "+nombre;</text:span></text:span></text:p>
      <text:p text:style-name="P19"><text:span text:style-name="Strong_20_Emphasis"><text:span text:style-name="T3"><text:s text:c="12"/>console.log(saludo);</text:span></text:span></text:p>
      <text:p text:style-name="P19"><text:soft-page-break/><text:span text:style-name="Strong_20_Emphasis"><text:span text:style-name="T3">***************************************************************************</text:span></text:span></text:p>
      <text:p text:style-name="P19"><text:span text:style-name="Strong_20_Emphasis"><text:span text:style-name="T3">EJERCICIO 4</text:span></text:span></text:p>
      <text:p text:style-name="P21"><text:s text:c="16"/></text:p>
      <text:p text:style-name="P21"><text:s text:c="7"/><text:span text:style-name="T6"><text:s text:c="5"/>const num1 = parseInt(prompt("Teclea un numero entero");</text:span></text:p>
      <text:p text:style-name="P22"><text:s text:c="12"/>const num2 = parseInt(prompt("Teclea un numero entero");</text:p>
      <text:p text:style-name="P22"><text:s text:c="12"/>const num3 = parseInt(prompt("Teclea un numero entero");</text:p>
      <text:p text:style-name="P22"><text:s text:c="12"/>let media = (var1 + var2 + var3)/3;</text:p>
      <text:p text:style-name="P22"><text:s text:c="12"/>alert("La media de los números es "+media);</text:p>
      <text:p text:style-name="P22">***********************************************************************************</text:p>
      <text:p text:style-name="P22">EJERCICIO 5</text:p>
      <text:p text:style-name="P22"><text:s text:c="16"/></text:p>
      <text:p text:style-name="P22"><text:s text:c="12"/>let litros =prompt("Litros consumidos");</text:p>
      <text:p text:style-name="P22"><text:s text:c="12"/>let km = prompt(Kilómetros recorridos);</text:p>
      <text:p text:style-name="P22"><text:s text:c="13"/>litros = parseFloat(litros);</text:p>
      <text:p text:style-name="P22"><text:s text:c="13"/>km = parseFloat(km);</text:p>
      <text:p text:style-name="P22"><text:s text:c="12"/>let consumo = litros/km;</text:p>
      <text:p text:style-name="P22"><text:s text:c="12"/>alert("Consumo "+ consumo+" litros/km");</text:p>
      <text:p text:style-name="P13">***********************************************************************************</text:p>
      <text:p text:style-name="P22">EJERCICIO 6</text:p>
      <text:p text:style-name="P21"><text:s text:c="16"/></text:p>
      <text:p text:style-name="P21"><text:s text:c="10"/><text:span text:style-name="T6"><text:s text:c="2"/>let horas = 2;</text:span></text:p>
      <text:p text:style-name="P22"><text:s text:c="12"/>let min = 30;</text:p>
      <text:p text:style-name="P22"><text:s text:c="12"/>let segundos;</text:p>
      <text:p text:style-name="P22"><text:s text:c="12"/>//las horas a segundos</text:p>
      <text:p text:style-name="P22"><text:s text:c="12"/>segundos = 2*60*60;</text:p>
      <text:p text:style-name="P22"><text:s text:c="12"/>//ahora sumo los minutos en segundos</text:p>
      <text:p text:style-name="P22"><text:s text:c="12"/>segundos += 30*60;</text:p>
      <text:p text:style-name="P22"><text:s text:c="12"/>console.log("segundos "+segundos);</text:p>
      <text:p text:style-name="P22">************************************************************************************</text:p>
      <text:p text:style-name="P22"><text:soft-page-break/>EJERCICIO 7</text:p>
      <text:p text:style-name="P21"><text:s text:c="16"/></text:p>
      <text:p text:style-name="P21"><text:s text:c="9"/><text:span text:style-name="T6"><text:s text:c="3"/>let num= parseInt(prompt("teclear un número 1 a 99")</text:span></text:p>
      <text:p text:style-name="P22"><text:s text:c="12"/>let unidades, decenas;</text:p>
      <text:p text:style-name="P22"><text:s text:c="12"/>unidades = num%10;</text:p>
      <text:p text:style-name="P22"><text:s text:c="12"/>decenas = parseInt(numero/10);</text:p>
      <text:p text:style-name="P22"><text:s text:c="12"/>console.log(decenas+" decenas y ");</text:p>
      <text:p text:style-name="P22"><text:s text:c="12"/>console.log(unidades+" unidades");</text:p>
      <text:p text:style-name="P21">******************************************************************************</text:p>
      <text:p text:style-name="P22">EJERCICIO 8</text:p>
      <text:p text:style-name="P22"><text:s text:c="16"/></text:p>
      <text:p text:style-name="P22"><text:s text:c="12"/>let varUno = 10;</text:p>
      <text:p text:style-name="P22"><text:s text:c="12"/>let varDos = 30;</text:p>
      <text:p text:style-name="P22"><text:s text:c="12"/>console.log("varUno es " +varUno); <text:s text:c="2"/>// 10</text:p>
      <text:p text:style-name="P22"><text:s text:c="12"/>console.log("varDos es " +varDos); <text:s text:c="2"/>// 30</text:p>
      <text:p text:style-name="P22"><text:s text:c="12"/>let aux;</text:p>
      <text:p text:style-name="P22"><text:s text:c="12"/>aux=varUno;</text:p>
      <text:p text:style-name="P22"><text:s text:c="12"/>varUno = varDos;</text:p>
      <text:p text:style-name="P22"><text:s text:c="12"/>varDos = aux;</text:p>
      <text:p text:style-name="P22"><text:s text:c="12"/>console.log("varUno es " +varUno); <text:s text:c="3"/>// 30</text:p>
      <text:p text:style-name="P22"><text:s text:c="12"/>console.log("varDos es " +varDos); <text:s text:c="3"/>// 10</text:p>
      <text:p text:style-name="P22">**************************************************************************************</text:p>
      <text:p text:style-name="P22">EJERCICIO 9</text:p>
      <text:p text:style-name="P22"><text:s text:c="16"/></text:p>
      <text:p text:style-name="P22"><text:s text:c="12"/>let num = parseInt(prompt("Entrar numero entero"));</text:p>
      <text:p text:style-name="P22"><text:s text:c="12"/>let res = num%2;</text:p>
      <text:p text:style-name="P22"><text:s text:c="12"/>let par = res==0;</text:p>
      <text:p text:style-name="P22"><text:s text:c="12"/>console.log("¿Es par? " + par);</text:p>
      <text:p text:style-name="P22"><text:span text:style-name="Strong_20_Emphasis"><text:span text:style-name="T3">**********************************************************************************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7:16:21.793480300</meta:creation-date>
    <dc:date>2025-12-09T19:21:40.271443100</dc:date>
    <meta:editing-duration>PT1H30M3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6" meta:paragraph-count="146" meta:word-count="790" meta:character-count="6713" meta:non-whitespace-character-count="5234"/>
  </office:meta>
</office:document-meta>
</file>